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center"/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67cm" svg:y1="12.7cm" svg:x2="8.967cm" svg:y2="13.97cm">
          <text:p/>
        </draw:line>
        <draw:line draw:style-name="gr1" draw:text-style-name="P1" draw:layer="layout" svg:x1="12.543cm" svg:y1="12.7cm" svg:x2="12.543cm" svg:y2="13.97cm">
          <text:p/>
        </draw:line>
        <draw:frame draw:style-name="gr2" draw:text-style-name="P3" draw:layer="layout" svg:width="3.444cm" svg:height="1.643cm" svg:x="10.821cm" svg:y="11.021cm">
          <draw:text-box>
            <text:p text:style-name="P2"><text:span text:style-name="T1">Receive SIP Messages</text:span></text:p>
            <text:p text:style-name="P2"><text:span text:style-name="T1">SIP Timers</text:span></text:p>
            <text:p text:style-name="P2"><text:span text:style-name="T1">Receive RTP Packets</text:span></text:p>
            <text:p text:style-name="P2"><text:span text:style-name="T1">Soundcard Samples</text:span></text:p>
          </draw:text-box>
        </draw:frame>
        <draw:frame draw:style-name="gr2" draw:text-style-name="P3" draw:layer="layout" svg:width="1.81cm" svg:height="0.599cm" svg:x="8.062cm" svg:y="12.065cm">
          <draw:text-box>
            <text:p text:style-name="P2"><text:span text:style-name="T1">User Input</text:span></text:p>
          </draw:text-box>
        </draw:frame>
        <draw:ellipse draw:style-name="gr3" draw:text-style-name="P4" draw:layer="layout" svg:width="3.175cm" svg:height="1.27cm" svg:x="10.956cm" svg:y="13.97cm">
          <text:p text:style-name="P2"><text:span text:style-name="T2">sip_thread</text:span></text:p>
        </draw:ellipse>
        <draw:ellipse draw:style-name="gr3" draw:text-style-name="P4" draw:layer="layout" svg:width="3.175cm" svg:height="1.27cm" svg:x="7.38cm" svg:y="13.97cm">
          <text:p text:style-name="P2"><text:span text:style-name="T2">main</text:span></text:p>
        </draw:ellipse>
        <draw:line draw:style-name="gr1" draw:text-style-name="P1" draw:layer="layout" svg:x1="12.543cm" svg:y1="15.24cm" svg:x2="12.543cm" svg:y2="16.51cm">
          <text:p/>
        </draw:line>
        <draw:frame draw:style-name="gr2" draw:text-style-name="P3" draw:layer="layout" svg:width="3.351cm" svg:height="0.947cm" svg:x="10.868cm" svg:y="16.646cm">
          <draw:text-box>
            <text:p text:style-name="P2"><text:span text:style-name="T1">Soundcard Samples</text:span></text:p>
            <text:p text:style-name="P2"><text:span text:style-name="T1">Transmit RTP Pack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_20_concav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152cm" draw:shadow-offset-y="0.152cm" draw:shadow-color="#c0c0c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_20_concav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16T16:53:41</meta:creation-date>
    <dc:date>2005-11-10T22:59:54</dc:date>
    <dc:language>en-US</dc:language>
    <meta:editing-cycles>5</meta:editing-cycles>
    <meta:editing-duration>PT21M4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